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27981" officeooo:paragraph-rsid="0012798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27981" officeooo:paragraph-rsid="00127981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127981" officeooo:paragraph-rsid="001279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127981" officeooo:paragraph-rsid="00146bb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bold" officeooo:rsid="0019f2af" officeooo:paragraph-rsid="0019f2a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1b5ba4" officeooo:paragraph-rsid="001b5ba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1cd3d8" officeooo:paragraph-rsid="001cd3d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bold" officeooo:rsid="001d58ec" officeooo:paragraph-rsid="001d58e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bold" officeooo:rsid="001da48b" officeooo:paragraph-rsid="001da48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bold" officeooo:rsid="00045e1d" officeooo:paragraph-rsid="0021ad7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127981" officeooo:paragraph-rsid="0012798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1cd3d8" officeooo:paragraph-rsid="001cd3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127981" officeooo:paragraph-rsid="0012798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normal" officeooo:rsid="00146bb2" officeooo:paragraph-rsid="00146bb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normal" officeooo:rsid="00146bb2" officeooo:paragraph-rsid="001b5b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normal" officeooo:rsid="001cd3d8" officeooo:paragraph-rsid="001cd3d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rsid="001d58ec" officeooo:paragraph-rsid="001d58e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rsid="001e1670" officeooo:paragraph-rsid="001e167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DejaVu Sans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officeooo:paragraph-rsid="001cd3d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monospace" fo:font-size="14.25pt" fo:font-weight="normal" officeooo:rsid="001b5ba4" officeooo:paragraph-rsid="001b5ba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monospace" fo:font-size="14.25pt" fo:font-weight="bold" officeooo:rsid="00127981" officeooo:paragraph-rsid="00146bb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27981" officeooo:paragraph-rsid="0012798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46bb2" officeooo:paragraph-rsid="00146bb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46bb2" officeooo:paragraph-rsid="001b5ba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d58ec" officeooo:paragraph-rsid="001d58e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69a2e" loext:opacity="100%" style:font-name="DejaVu Sans" fo:font-size="12pt" fo:font-weight="normal" officeooo:rsid="001cd3d8" officeooo:paragraph-rsid="001cd3d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69a2e" loext:opacity="100%" style:font-name="DejaVu Sans" fo:font-size="12pt" style:text-underline-style="none" fo:font-weight="normal" officeooo:rsid="001cd3d8" officeooo:paragraph-rsid="001cd3d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3d8" style:font-weight-asian="bold" style:font-weight-complex="bold"/>
    </style:style>
    <style:style style:name="T3" style:family="text">
      <style:text-properties officeooo:rsid="001b5ba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a48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 – 3 Les Tests</text:p>
      <text:p text:style-name="P1"/>
      <text:p text:style-name="P24">Exercice 3.1</text:p>
      <text:p text:style-name="P12"/>
      <text:p text:style-name="P13"><text:span text:style-name="T1">Variables</text:span> n <text:span text:style-name="T1">en entier</text:span></text:p>
      <text:p text:style-name="P12"/>
      <text:p text:style-name="P3">Début</text:p>
      <text:p text:style-name="P14"/>
      <text:p text:style-name="P20"><text:span text:style-name="T1">Écrire</text:span> "Entrez un nombre : "</text:p>
      <text:p text:style-name="P20"><text:span text:style-name="T1">Lire</text:span> n</text:p>
      <text:p text:style-name="P20"><text:span text:style-name="T1">Si</text:span> n &gt; 0 <text:span text:style-name="T1">Alors</text:span></text:p>
      <text:p text:style-name="P20"><text:span text:style-name="T1">Écrire</text:span> "Ce nombre est positif”</text:p>
      <text:p text:style-name="P5">Sinon</text:p>
      <text:p text:style-name="P20"><text:span text:style-name="T1">Écrire</text:span> "Ce nombre est négatif"</text:p>
      <text:p text:style-name="P20"/>
      <text:p text:style-name="P6">Finsi</text:p>
      <text:p text:style-name="P20"/>
      <text:p text:style-name="P5">Fin</text:p>
      <text:p text:style-name="P11">________________________________________________________________________________</text:p>
      <text:p text:style-name="P14"/>
      <text:p text:style-name="P25">Exercice 3.2</text:p>
      <text:p text:style-name="P15"/>
      <text:p text:style-name="P17"><text:span text:style-name="T1">Variables</text:span> m, n <text:span text:style-name="T1">en entier</text:span></text:p>
      <text:p text:style-name="P15"/>
      <text:p text:style-name="P4">Début</text:p>
      <text:p text:style-name="P23"/>
      <text:p text:style-name="P20"><text:span text:style-name="T1">Écrire </text:span>"Entrez deux nombres: "</text:p>
      <text:p text:style-name="P20"><text:span text:style-name="T1">Lire </text:span>m, n</text:p>
      <text:p text:style-name="P20"><text:span text:style-name="T1">Si</text:span> (m &gt; 0 ET n &gt; 0) OU (m &lt; 0 ET n &lt; 0) </text:p>
      <text:p text:style-name="P5">Alors</text:p>
      <text:p text:style-name="P20"><text:span text:style-name="T1">Écrire </text:span>"Leur produit est positif"</text:p>
      <text:p text:style-name="P5">Sinon</text:p>
      <text:p text:style-name="P20"><text:span text:style-name="T1">Écrire </text:span>"Leur produit est négatif"</text:p>
      <text:p text:style-name="P20"/>
      <text:p text:style-name="P5">Finsi</text:p>
      <text:p text:style-name="P4"/>
      <text:p text:style-name="P4">Fin</text:p>
      <text:p text:style-name="P11">________________________________________________________________________________</text:p>
      <text:p text:style-name="P4"/>
      <text:p text:style-name="P26">Exercice 3.<text:span text:style-name="T3">3</text:span></text:p>
      <text:p text:style-name="P16"/>
      <text:p text:style-name="P17"><text:span text:style-name="T1">Variables</text:span> a, b, c <text:span text:style-name="T1">en caractère</text:span></text:p>
      <text:p text:style-name="P16"/>
      <text:p text:style-name="P7">Début</text:p>
      <text:p text:style-name="P22"/>
      <text:p text:style-name="P20"><text:span text:style-name="T1">Écrire </text:span>"Entrez successivement trois noms: "</text:p>
      <text:p text:style-name="P20"><text:span text:style-name="T1">Lire </text:span>a, b, c</text:p>
      <text:p text:style-name="P20"><text:span text:style-name="T1">Si </text:span>a &lt; b ET b &lt; c </text:p>
      <text:p text:style-name="P5">Alors</text:p>
      <text:p text:style-name="P20"><text:span text:style-name="T1">Écrire </text:span>"Ces noms sont classés alphabétiquement"</text:p>
      <text:p text:style-name="P5"><text:soft-page-break/>Sinon</text:p>
      <text:p text:style-name="P20"><text:span text:style-name="T1">Écrire </text:span>"Ces noms ne sont pas classés"</text:p>
      <text:p text:style-name="P20"/>
      <text:p text:style-name="P5">Finsi</text:p>
      <text:p text:style-name="P7"/>
      <text:p text:style-name="P7">Fin</text:p>
      <text:p text:style-name="P11">________________________________________________________________________________</text:p>
      <text:p text:style-name="P7"/>
      <text:p text:style-name="P28">Exercice 3.4</text:p>
      <text:p text:style-name="P17"/>
      <text:p text:style-name="P17"><text:span text:style-name="T1">variables</text:span> n <text:span text:style-name="T1">en entier</text:span></text:p>
      <text:p text:style-name="P17"/>
      <text:p text:style-name="P8">Début</text:p>
      <text:p text:style-name="P8"/>
      <text:p text:style-name="P21"><text:span text:style-name="T2">Écrire </text:span>"Entrez un nombre : "</text:p>
      <text:p text:style-name="P20"><text:span text:style-name="T1">Lire</text:span> n</text:p>
      <text:p text:style-name="P20"><text:span text:style-name="T1">Si</text:span> n &lt; 0</text:p>
      <text:p text:style-name="P5">Alors</text:p>
      <text:p text:style-name="P20"><text:span text:style-name="T1">Écrire</text:span> "Ce nombre est négatif"</text:p>
      <text:p text:style-name="P5">SinonSi</text:p>
      <text:p text:style-name="P20">n = 0 </text:p>
      <text:p text:style-name="P5">Alors</text:p>
      <text:p text:style-name="P20"><text:span text:style-name="T1">Écrire</text:span> "Ce nombre est nul"</text:p>
      <text:p text:style-name="P20">Sinon</text:p>
      <text:p text:style-name="P20"><text:span text:style-name="T1">Écrire </text:span>"Ce nombre est positif"</text:p>
      <text:p text:style-name="P20"/>
      <text:p text:style-name="P5">Finsi</text:p>
      <text:p text:style-name="P8"/>
      <text:p text:style-name="P8">Fin</text:p>
      <text:p text:style-name="P11">________________________________________________________________________________</text:p>
      <text:p text:style-name="P8"/>
      <text:p text:style-name="P29">Exercice 3.5</text:p>
      <text:p text:style-name="P17"/>
      <text:p text:style-name="P17"><text:span text:style-name="T1">Variables</text:span> m, n <text:span text:style-name="T1">en entier</text:span></text:p>
      <text:p text:style-name="P17"/>
      <text:p text:style-name="P8">Début</text:p>
      <text:p text:style-name="P8"/>
      <text:p text:style-name="P21"><text:span text:style-name="T2">Écrire </text:span>"Entrez deux nombres : "</text:p>
      <text:p text:style-name="P20"><text:span text:style-name="T1">Lire</text:span> m, n</text:p>
      <text:p text:style-name="P20"><text:span text:style-name="T1">Si </text:span>m = 0 OU n = 0 </text:p>
      <text:p text:style-name="P5">Alors</text:p>
      <text:p text:style-name="P20"><text:span text:style-name="T1">Écrire</text:span> "Le produit est nul"</text:p>
      <text:p text:style-name="P20"><text:span text:style-name="T1">SinonSi </text:span>(m &lt; 0 ET n &lt; 0) OU (m &gt; 0 ET n &gt; 0) </text:p>
      <text:p text:style-name="P5">Alors</text:p>
      <text:p text:style-name="P20"><text:span text:style-name="T1">Écrire</text:span> "Le produit est positif"</text:p>
      <text:p text:style-name="P5">Sinon</text:p>
      <text:p text:style-name="P20"><text:span text:style-name="T1">Écrire </text:span>"Le produit est négatif"</text:p>
      <text:p text:style-name="P20"/>
      <text:p text:style-name="P5">Finsi</text:p>
      <text:p text:style-name="P8"/>
      <text:p text:style-name="P8">Fin</text:p>
      <text:p text:style-name="P11">________________________________________________________________________________</text:p>
      <text:p text:style-name="P8"><text:soft-page-break/></text:p>
      <text:p text:style-name="P27">Exercice 3.6</text:p>
      <text:p text:style-name="P18"/>
      <text:p text:style-name="P19"><text:span text:style-name="T1">Variables</text:span> age <text:span text:style-name="T1">en entier</text:span></text:p>
      <text:p text:style-name="P18"/>
      <text:p text:style-name="P9">Début</text:p>
      <text:p text:style-name="P9"/>
      <text:p text:style-name="P18"><text:span text:style-name="T1">Écrire</text:span> "Entrez l’age de l’enfant : "</text:p>
      <text:p text:style-name="P9">Lire <text:span text:style-name="T4">age</text:span></text:p>
      <text:p text:style-name="P9">Si<text:span text:style-name="T4"> age&gt;=</text:span><text:span text:style-name="T5">6</text:span></text:p>
      <text:p text:style-name="P9">Alors </text:p>
      <text:p text:style-name="P9">Écrire "<text:span text:style-name="T5">Poussin</text:span><text:span text:style-name="T4">"</text:span></text:p>
      <text:p text:style-name="P9">SinonSi <text:span text:style-name="T4">age&gt;=</text:span><text:span text:style-name="T5">8</text:span></text:p>
      <text:p text:style-name="P9">Alors</text:p>
      <text:p text:style-name="P9">Écrire <text:span text:style-name="T4">"</text:span><text:span text:style-name="T5">Pupille</text:span><text:span text:style-name="T4">"</text:span></text:p>
      <text:p text:style-name="P9">SinonSi <text:span text:style-name="T4">age&gt;=</text:span><text:span text:style-name="T5">10</text:span></text:p>
      <text:p text:style-name="P9">Alors</text:p>
      <text:p text:style-name="P9">Écrire <text:span text:style-name="T4">"</text:span><text:span text:style-name="T5">Minime</text:span><text:span text:style-name="T4">"</text:span></text:p>
      <text:p text:style-name="P9">SinonSi <text:span text:style-name="T4">age&gt;=</text:span><text:span text:style-name="T5">12</text:span></text:p>
      <text:p text:style-name="P9">Alors</text:p>
      <text:p text:style-name="P9">Écrire <text:span text:style-name="T4">"</text:span><text:span text:style-name="T5">Cadet</text:span><text:span text:style-name="T4">"</text:span></text:p>
      <text:p text:style-name="P18"/>
      <text:p text:style-name="P10">Finsi</text:p>
      <text:p text:style-name="P18"/>
      <text:p text:style-name="P9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1:08:25.434166290</meta:creation-date>
    <dc:date>2023-07-13T08:53:02.384138463</dc:date>
    <meta:editing-duration>PT34M2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91" meta:word-count="274" meta:character-count="1690" meta:non-whitespace-character-count="1500"/>
  </office:meta>
</office:document-meta>
</file>